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fo:margin-left="0.199cm" fo:margin-top="0cm" fo:margin-bottom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8.001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fo:padding-left="0.012cm" fo:padding-right="0.012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012cm" fo:padding-right="0.012cm" fo:padding-top="0cm" fo:padding-bottom="0cm" fo:border="0.05pt solid #000000"/>
    </style:style>
    <style:style style:name="Table1.2" style:family="table-row">
      <style:table-row-properties style:min-row-height="0.711cm" fo:keep-together="auto"/>
    </style:style>
    <style:style style:name="Table1.A2" style:family="table-cell">
      <style:table-cell-properties fo:padding-left="0.012cm" fo:padding-right="0.012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fo:padding-left="0.012cm" fo:padding-right="0.012cm" fo:padding-top="0cm" fo:padding-bottom="0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94cm" fo:keep-together="auto"/>
    </style:style>
    <style:style style:name="Table4" style:family="table">
      <style:table-properties style:width="17.016cm" fo:margin-left="0.213cm" table:align="left" style:writing-mode="lr-tb"/>
    </style:style>
    <style:style style:name="Table4.A" style:family="table-column">
      <style:table-column-properties style:column-width="2.895cm"/>
    </style:style>
    <style:style style:name="Table4.B" style:family="table-column">
      <style:table-column-properties style:column-width="6.812cm"/>
    </style:style>
    <style:style style:name="Table4.C" style:family="table-column">
      <style:table-column-properties style:column-width="2.695cm"/>
    </style:style>
    <style:style style:name="Table4.D" style:family="table-column">
      <style:table-column-properties style:column-width="2.399cm"/>
    </style:style>
    <style:style style:name="Table4.E" style:family="table-column">
      <style:table-column-properties style:column-width="2.215cm"/>
    </style:style>
    <style:style style:name="Table4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4.E1" style:family="table-cell">
      <style:table-cell-properties fo:padding="0.097cm" fo:border="0.75pt solid #000000"/>
    </style:style>
    <style:style style:name="Table4.A2" style:family="table-cell">
      <style:table-cell-properties fo:padding="0.097cm" fo:border-left="0.75pt solid #000000" fo:border-right="0.75pt solid #000000" fo:border-top="none" fo:border-bottom="0.75pt solid #000000"/>
    </style:style>
    <style:style style:name="Table4.A3" style:family="table-cell">
      <style:table-cell-properties fo:padding="0.097cm" fo:border-left="0.75pt solid #000000" fo:border-right="none" fo:border-top="none" fo:border-bottom="0.75pt solid #000000"/>
    </style:style>
    <style:style style:name="Table2" style:family="table">
      <style:table-properties style:width="17.011cm" fo:margin-left="0.213cm" table:align="left" style:writing-mode="lr-tb"/>
    </style:style>
    <style:style style:name="Table2.A" style:family="table-column">
      <style:table-column-properties style:column-width="2.891cm"/>
    </style:style>
    <style:style style:name="Table2.B" style:family="table-column">
      <style:table-column-properties style:column-width="1.498cm"/>
    </style:style>
    <style:style style:name="Table2.C" style:family="table-column">
      <style:table-column-properties style:column-width="1.42cm"/>
    </style:style>
    <style:style style:name="Table2.D" style:family="table-column">
      <style:table-column-properties style:column-width="3.2cm"/>
    </style:style>
    <style:style style:name="Table2.E" style:family="table-column">
      <style:table-column-properties style:column-width="2.092cm"/>
    </style:style>
    <style:style style:name="Table2.G" style:family="table-column">
      <style:table-column-properties style:column-width="3.02cm"/>
    </style:style>
    <style:style style:name="Table2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2.G1" style:family="table-cell">
      <style:table-cell-properties fo:padding="0.097cm" fo:border="0.75pt solid #000000"/>
    </style:style>
    <style:style style:name="Table2.A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A3" style:family="table-cell">
      <style:table-cell-properties fo:padding="0.097cm" fo:border-left="0.75pt solid #000000" fo:border-right="none" fo:border-top="none" fo:border-bottom="0.75pt solid #000000"/>
    </style:style>
    <style:style style:name="Table3" style:family="table">
      <style:table-properties style:width="17.011cm" fo:margin-left="0.199cm" fo:margin-top="0cm" fo:margin-bottom="0cm" table:align="left" style:writing-mode="lr-tb"/>
    </style:style>
    <style:style style:name="Table3.A" style:family="table-column">
      <style:table-column-properties style:column-width="6.807cm"/>
    </style:style>
    <style:style style:name="Table3.B" style:family="table-column">
      <style:table-column-properties style:column-width="2.2cm"/>
    </style:style>
    <style:style style:name="Table3.C" style:family="table-column">
      <style:table-column-properties style:column-width="2.801cm"/>
    </style:style>
    <style:style style:name="Table3.D" style:family="table-column">
      <style:table-column-properties style:column-width="2.595cm"/>
    </style:style>
    <style:style style:name="Table3.E" style:family="table-column">
      <style:table-column-properties style:column-width="2.609cm"/>
    </style:style>
    <style:style style:name="Table3.1" style:family="table-row">
      <style:table-row-properties style:min-row-height="0.801cm" fo:keep-together="auto"/>
    </style:style>
    <style:style style:name="Table3.A1" style:family="table-cell">
      <style:table-cell-properties fo:padding-left="0.012cm" fo:padding-right="0.012cm" fo:padding-top="0cm" fo:padding-bottom="0cm" fo:border="0.75pt solid #000000"/>
    </style:style>
    <style:style style:name="Table3.2" style:family="table-row">
      <style:table-row-properties style:min-row-height="0.875cm" fo:keep-together="auto"/>
    </style:style>
    <style:style style:name="Table3.3" style:family="table-row">
      <style:table-row-properties style:min-row-height="0.87cm" fo:keep-together="auto"/>
    </style:style>
    <style:style style:name="Table3.8" style:family="table-row">
      <style:table-row-properties style:min-row-height="0.773cm" fo:keep-together="auto"/>
    </style:style>
    <style:style style:name="Table3.A9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3.A11" style:family="table-cell">
      <style:table-cell-properties fo:padding-left="0.012cm" fo:padding-right="0.012cm" fo:padding-top="0cm" fo:padding-bottom="0cm" fo:border-left="0.75pt solid #000000" fo:border-right="none" fo:border-top="0.75pt solid #000000" fo:border-bottom="0.75pt solid #000000"/>
    </style:style>
    <style:style style:name="Table3.B11" style:family="table-cell">
      <style:table-cell-properties fo:padding-left="0.012cm" fo:padding-right="0.012cm" fo:padding-top="0cm" fo:padding-bottom="0cm" fo:border-left="none" fo:border-right="none" fo:border-top="0.75pt solid #000000" fo:border-bottom="0.75pt solid #000000"/>
    </style:style>
    <style:style style:name="Table3.E11" style:family="table-cell">
      <style:table-cell-properties fo:padding-left="0.012cm" fo:padding-right="0.012cm" fo:padding-top="0cm" fo:padding-bottom="0cm" fo:border-left="none" fo:border-right="1pt solid #000000" fo:border-top="0.75pt solid #000000" fo:border-bottom="0.75pt solid #000000"/>
    </style:style>
    <style:style style:name="P1" style:family="paragraph" style:parent-style-name="Text_20_body">
      <style:paragraph-properties fo:margin-top="0.011cm" fo:margin-bottom="0cm" style:contextual-spacing="false"/>
      <style:text-properties fo:font-size="9pt" style:font-size-asian="9pt"/>
    </style:style>
    <style:style style:name="P2" style:family="paragraph" style:parent-style-name="Text_20_body" style:master-page-name="Standard">
      <style:paragraph-properties fo:margin-left="0.249cm" fo:margin-right="0cm" fo:margin-top="0.002cm" fo:margin-bottom="0.016cm" style:contextual-spacing="false" fo:text-indent="0cm" style:auto-text-indent="false" style:page-number="auto"/>
      <style:text-properties officeooo:paragraph-rsid="003311c0"/>
    </style:style>
    <style:style style:name="P3" style:family="paragraph" style:parent-style-name="Table_20_Contents">
      <style:text-properties style:font-name="华文宋体" fo:font-size="9pt" style:font-name-asian="华文宋体" style:font-size-asian="9pt" style:font-size-complex="9pt"/>
    </style:style>
    <style:style style:name="P4" style:family="paragraph" style:parent-style-name="Table_20_Paragraph" style:list-style-name="WWNum1">
      <style:paragraph-properties fo:margin-left="0cm" fo:margin-right="0cm" fo:margin-top="0.205cm" fo:margin-bottom="0.201cm" style:contextual-spacing="false" fo:line-height="100%" fo:text-align="start" style:justify-single-word="false" fo:orphans="0" fo:widows="0" fo:text-indent="0cm" style:auto-text-indent="false">
        <style:tab-stops>
          <style:tab-stop style:position="0.847cm"/>
        </style:tab-stops>
      </style:paragraph-properties>
      <style:text-properties style:font-name="华文宋体" fo:font-size="9pt" style:font-name-asian="华文宋体" style:font-size-asian="9pt" style:font-size-complex="9pt"/>
    </style:style>
    <style:style style:name="P5" style:family="paragraph" style:parent-style-name="Table_20_Paragraph"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6" style:family="paragraph" style:parent-style-name="Table_20_Paragraph">
      <style:paragraph-properties fo:margin-left="0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7" style:family="paragraph" style:parent-style-name="Table_20_Paragraph">
      <style:paragraph-properties fo:margin-left="0cm" fo:margin-right="0cm" fo:margin-top="0cm" fo:margin-bottom="0cm" style:contextual-spacing="false" fo:line-height="0.504cm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8" style:family="paragraph" style:parent-style-name="Table_20_Paragraph">
      <style:paragraph-properties fo:margin-left="0cm" fo:margin-right="0cm" fo:margin-top="0cm" fo:margin-bottom="0cm" style:contextual-spacing="false" fo:line-height="0.504cm" fo:orphans="0" fo:widows="0" fo:text-indent="0cm" style:auto-text-indent="false">
        <style:tab-stops>
          <style:tab-stop style:position="2.783cm"/>
        </style:tab-stops>
      </style:paragraph-properties>
      <style:text-properties style:font-name="华文宋体" fo:font-size="9pt" style:font-name-asian="华文宋体" style:font-size-asian="9pt" style:font-size-complex="9pt"/>
    </style:style>
    <style:style style:name="P9" style:family="paragraph" style:parent-style-name="Table_20_Paragraph">
      <style:paragraph-properties fo:margin-left="0cm" fo:margin-right="0cm" fo:margin-top="0.231cm" fo:margin-bottom="0.201cm" style:contextual-spacing="false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10" style:family="paragraph" style:parent-style-name="Table_20_Paragraph">
      <style:paragraph-properties fo:margin-left="0cm" fo:margin-right="0cm" fo:margin-top="0.182cm" fo:margin-bottom="0.101cm" style:contextual-spacing="false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11" style:family="paragraph" style:parent-style-name="Table_20_Paragraph">
      <style:paragraph-properties fo:margin-left="0cm" fo:margin-right="0cm" fo:margin-top="0.201cm" fo:margin-bottom="0.201cm" style:contextual-spacing="false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12" style:family="paragraph" style:parent-style-name="Table_20_Paragraph" style:list-style-name="WWNum2">
      <style:paragraph-properties fo:margin-left="0cm" fo:margin-right="1.113cm" fo:margin-top="0.201cm" fo:margin-bottom="0.201cm" style:contextual-spacing="false" fo:line-height="100%" fo:text-align="start" style:justify-single-word="false" fo:orphans="0" fo:widows="0" fo:text-indent="0cm" style:auto-text-indent="false">
        <style:tab-stops>
          <style:tab-stop style:position="0.601cm"/>
        </style:tab-stops>
      </style:paragraph-properties>
      <style:text-properties style:font-name="华文宋体" fo:font-size="9pt" style:font-name-asian="华文宋体" style:font-size-asian="9pt" style:font-size-complex="9pt"/>
    </style:style>
    <style:style style:name="P13" style:family="paragraph" style:parent-style-name="Table_20_Paragraph">
      <style:paragraph-properties fo:margin-left="0.064cm" fo:margin-right="0cm" fo:margin-top="0.199cm" fo:margin-bottom="0cm" style:contextual-spacing="false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P14" style:family="paragraph" style:parent-style-name="Table_20_Paragraph">
      <style:paragraph-properties fo:margin-top="0.199cm" fo:margin-bottom="0cm" style:contextual-spacing="false" fo:orphans="0" fo:widows="0"/>
      <style:text-properties style:font-name="华文宋体" fo:font-size="9pt" fo:letter-spacing="-0.004cm" style:font-name-asian="华文宋体" style:font-size-asian="9pt" style:font-size-complex="9pt"/>
    </style:style>
    <style:style style:name="P15" style:family="paragraph" style:parent-style-name="Table_20_Paragraph">
      <style:paragraph-properties fo:margin-top="0.199cm" fo:margin-bottom="0cm" style:contextual-spacing="false" fo:orphans="0" fo:widows="0"/>
      <style:text-properties style:font-name="华文宋体" fo:font-size="9pt" style:font-name-asian="华文宋体" style:font-size-asian="9pt" style:font-size-complex="9pt"/>
    </style:style>
    <style:style style:name="P16" style:family="paragraph" style:parent-style-name="Table_20_Paragraph">
      <style:paragraph-properties fo:margin-left="0cm" fo:margin-right="1.12cm" fo:line-height="0.54cm" fo:text-align="center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17" style:family="paragraph" style:parent-style-name="Table_20_Paragraph">
      <style:paragraph-properties fo:margin-left="2.15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18" style:family="paragraph" style:parent-style-name="Table_20_Paragraph">
      <style:paragraph-properties fo:margin-left="0cm" fo:margin-right="0.875cm" fo:line-height="0.54cm" fo:text-align="center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19" style:family="paragraph" style:parent-style-name="Table_20_Paragraph">
      <style:paragraph-properties fo:margin-left="0.15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0" style:family="paragraph" style:parent-style-name="Table_20_Paragraph">
      <style:paragraph-properties fo:margin-left="0.85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1" style:family="paragraph" style:parent-style-name="Table_20_Paragraph">
      <style:paragraph-properties fo:margin-left="0cm" fo:margin-right="0.346cm" fo:line-height="0.54cm" fo:text-align="end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2" style:family="paragraph" style:parent-style-name="Table_20_Paragraph">
      <style:paragraph-properties fo:margin-left="0.355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3" style:family="paragraph" style:parent-style-name="Table_20_Paragraph">
      <style:paragraph-properties fo:margin-left="0cm" fo:margin-right="1.346cm" fo:line-height="0.54cm" fo:text-align="center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4" style:family="paragraph" style:parent-style-name="Table_20_Paragraph">
      <style:paragraph-properties fo:margin-left="0.654cm" fo:margin-right="0cm" fo:line-height="0.54cm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5" style:family="paragraph" style:parent-style-name="Table_20_Paragraph">
      <style:paragraph-properties fo:margin-left="0cm" fo:margin-right="1.138cm" fo:line-height="0.54cm" fo:text-align="center" style:justify-single-word="false" fo:orphans="0" fo:widows="0" fo:text-indent="0cm" style:auto-text-indent="false"/>
      <style:text-properties style:font-name="华文宋体" fo:font-size="9pt" officeooo:paragraph-rsid="001ebf95" style:font-name-asian="华文宋体" style:font-size-asian="9pt" style:font-size-complex="9pt"/>
    </style:style>
    <style:style style:name="P26" style:family="paragraph" style:parent-style-name="Table_20_Paragraph">
      <style:paragraph-properties fo:margin-left="0cm" fo:margin-right="-0.026cm" fo:margin-top="0.182cm" fo:margin-bottom="0.101cm" style:contextual-spacing="false" fo:orphans="0" fo:widows="0" fo:text-indent="0cm" style:auto-text-indent="false"/>
      <style:text-properties style:font-name="华文宋体" fo:font-size="9pt" style:font-name-asian="华文宋体" style:font-size-asian="9pt" style:font-size-complex="9pt"/>
    </style:style>
    <style:style style:name="T1" style:family="text">
      <style:text-properties fo:letter-spacing="-0.004cm"/>
    </style:style>
    <style:style style:name="T2" style:family="text">
      <style:text-properties fo:letter-spacing="-0.005cm"/>
    </style:style>
    <style:style style:name="T3" style:family="text">
      <style:text-properties fo:letter-spacing="-0.002cm"/>
    </style:style>
    <style:style style:name="T4" style:family="text">
      <style:text-properties fo:letter-spacing="0.012cm"/>
    </style:style>
    <style:style style:name="T5" style:family="text">
      <style:text-properties fo:letter-spacing="0.002cm"/>
    </style:style>
    <style:style style:name="T6" style:family="text">
      <style:text-properties style:font-name="华文宋体" fo:font-size="10pt" officeooo:rsid="0024a24b" style:font-name-asian="华文宋体" style:font-size-asian="10pt" style:font-size-complex="10pt"/>
    </style:style>
    <style:style style:name="T7" style:family="text">
      <style:text-properties style:font-name="华文宋体" fo:font-size="10pt" officeooo:rsid="0021697a" style:font-name-asian="华文宋体" style:font-size-asian="10pt" style:font-size-complex="10pt"/>
    </style:style>
    <style:style style:name="T8" style:family="text">
      <style:text-properties style:font-name="华文宋体" officeooo:rsid="0024a24b" style:font-name-asian="华文宋体"/>
    </style:style>
    <style:style style:name="T9" style:family="text">
      <style:text-properties style:font-name="华文宋体" officeooo:rsid="0021697a" style:font-name-asian="华文宋体"/>
    </style:style>
    <style:style style:name="T10" style:family="text">
      <style:text-properties style:font-name="华文宋体" fo:font-size="9pt" officeooo:rsid="0024a24b" style:font-name-asian="华文宋体" style:font-size-asian="9pt" style:font-size-complex="9pt"/>
    </style:style>
    <style:style style:name="T11" style:family="text">
      <style:text-properties style:font-name="华文宋体" fo:font-size="9pt" officeooo:rsid="0021697a" style:font-name-asian="华文宋体" style:font-size-asian="9pt" style:font-size-complex="9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letter-spacing="-0.004cm" style:font-size-asian="12pt" style:font-size-complex="12pt"/>
    </style:style>
    <style:style style:name="T14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name"/>
        <text:user-field-decl office:value-type="string" office:string-value="專案業務" text:name="py3o.o.bf_projsalename"/>
        <text:user-field-decl office:value-type="string" office:string-value="客戶名稱" text:name="py3o.o.bf_projcusname"/>
        <text:user-field-decl office:value-type="string" office:string-value="維護客戶名稱" text:name="py3o.o.bf_maincusname"/>
        <text:user-field-decl office:value-type="string" office:string-value="統一編號" text:name="py3o.o.bf_sno"/>
        <text:user-field-decl office:value-type="string" office:string-value="集團名稱" text:name="py3o.o.bf_group_name"/>
        <text:user-field-decl office:value-type="string" office:string-value="專案付款方式" text:name="py3o.o.bf_proj_pay_type"/>
        <text:user-field-decl office:value-type="string" office:string-value="付款條件" text:name="py3o.o.bf_proj_pay1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類別" text:name="py3o.L.bf_cus_type"/>
        <text:user-field-decl office:value-type="string" office:string-value="地址" text:name="py3o.L.bf_cus_address1"/>
        <text:user-field-decl office:value-type="string" office:string-value="電話" text:name="py3o.L.bf_cus_phone"/>
        <text:user-field-decl office:value-type="string" office:string-value="傳真" text:name="py3o.L.bf_cus_fax"/>
        <text:user-field-decl office:value-type="string" office:string-value="連絡人備註" text:name="py3o.L.bf_cus_memo"/>
        <text:user-field-decl office:value-type="string" office:string-value="人員別" text:name="py3o.P.bf_contacttypename"/>
        <text:user-field-decl office:value-type="string" office:string-value="姓名" text:name="py3o.P.bf_contactname"/>
        <text:user-field-decl office:value-type="string" office:string-value="職稱" text:name="py3o.P.bf_contact_function"/>
        <text:user-field-decl office:value-type="string" office:string-value="電話" text:name="py3o.P.bf_contact_phone"/>
        <text:user-field-decl office:value-type="string" office:string-value="手機" text:name="py3o.P.bf_contact_mobile"/>
        <text:user-field-decl office:value-type="string" office:string-value="EMAIL" text:name="py3o.P.bf_contact_email"/>
        <text:user-field-decl office:value-type="string" office:string-value="傳真" text:name="py3o.P.bf_contact_fax"/>
        <text:user-field-decl office:value-type="string" office:string-value="是否回郵信封" text:name="py3o.o.bf_post_envelop"/>
        <text:user-field-decl office:value-type="string" office:string-value="郵寄款日" text:name="py3o.o.bf_post_date"/>
        <text:user-field-decl office:value-type="string" office:string-value="電匯每月日期" text:name="py3o.o.bf_tt_date"/>
        <text:user-field-decl office:value-type="string" office:string-value="親領日" text:name="py3o.o.bf_self_receive_dat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電匯" text:name="py3o.o.bf_is_accrec2"/>
        <text:user-field-decl office:value-type="string" office:string-value="親領" text:name="py3o.o.bf_is_accrec3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地址" text:name="py3o.L.bf_cus_address"/>
      </text:user-field-decls>
      <text:p text:style-name="P2">專案客戶基本資料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專案編號: <text:user-field-get text:name="py3o.o.name">專案編號</text:user-field-get></text:p>
          </table:table-cell>
          <table:table-cell table:style-name="Table1.B1" office:value-type="string">
            <text:p text:style-name="P13">專案業務: <text:user-field-get text:name="py3o.o.bf_projsalename">專案業務</text:user-field-get></text:p>
          </table:table-cell>
        </table:table-row>
        <table:table-row table:style-name="Table1.2">
          <table:table-cell table:style-name="Table1.A2" office:value-type="string">
            <text:p text:style-name="P15">客戶名稱: <text:user-field-get text:name="py3o.o.bf_projcusname">客戶名稱</text:user-field-get></text:p>
          </table:table-cell>
          <table:table-cell table:style-name="Table1.B2" office:value-type="string">
            <text:p text:style-name="P13">維護客戶名稱: <text:user-field-get text:name="py3o.o.bf_maincusname">維護客戶名稱</text:user-field-get></text:p>
          </table:table-cell>
        </table:table-row>
        <table:table-row table:style-name="Table1.3">
          <table:table-cell table:style-name="Table1.A2" office:value-type="string">
            <text:p text:style-name="P15">統一<text:span text:style-name="T2">編號: </text:span><text:span text:style-name="T2"><text:user-field-get text:name="py3o.o.bf_sno">統一編號</text:user-field-get></text:span></text:p>
          </table:table-cell>
          <table:table-cell table:style-name="Table1.B2" office:value-type="string">
            <text:p text:style-name="P13">集團名稱:<text:user-field-get text:name="py3o.o.bf_group_name">集團名稱</text:user-field-get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05553129091072">
          <table:table-cell table:style-name="Table4.A1" office:value-type="string">
            <text:p text:style-name="P16"><text:s text:c="8"/>類別</text:p>
          </table:table-cell>
          <table:table-cell table:style-name="Table4.A1" office:value-type="string">
            <text:p text:style-name="P17">(郵遞區號)地址</text:p>
          </table:table-cell>
          <table:table-cell table:style-name="Table4.A1" office:value-type="string">
            <text:p text:style-name="P18"><text:s text:c="9"/>電話</text:p>
          </table:table-cell>
          <table:table-cell table:style-name="Table4.A1" office:value-type="string">
            <text:p text:style-name="P5">傳真</text:p>
          </table:table-cell>
          <table:table-cell table:style-name="Table4.E1" office:value-type="string">
            <text:p text:style-name="P19">聯絡人備註</text:p>
          </table:table-cell>
        </table:table-row>
        <table:table-row table:style-name="TableLine105553129642240">
          <table:table-cell table:style-name="Table4.A2" table:number-columns-spanned="5" office:value-type="string">
            <text:p text:style-name="Table_20_Contents"><text:a xlink:type="simple" xlink:href="py3o://for=%22L%20in%20o.proj_cus_ids%22" text:style-name="Internet_20_link" text:visited-style-name="Visited_20_Internet_20_Link"><text:span text:style-name="T10">for="L in o.proj_cus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105553129648128">
          <table:table-cell table:style-name="Table4.A3" office:value-type="string">
            <text:p text:style-name="P3"><text:user-field-get text:name="py3o.L.bf_cus_type">類別</text:user-field-get></text:p>
          </table:table-cell>
          <table:table-cell table:style-name="Table4.A3" office:value-type="string">
            <text:p text:style-name="P3"><text:user-field-get text:name="py3o.L.bf_cus_address">地址</text:user-field-get></text:p>
          </table:table-cell>
          <table:table-cell table:style-name="Table4.A3" office:value-type="string">
            <text:p text:style-name="P3"><text:user-field-get text:name="py3o.L.bf_cus_phone">電話</text:user-field-get></text:p>
          </table:table-cell>
          <table:table-cell table:style-name="Table4.A3" office:value-type="string">
            <text:p text:style-name="P3"><text:user-field-get text:name="py3o.L.bf_cus_fax">傳真</text:user-field-get></text:p>
          </table:table-cell>
          <table:table-cell table:style-name="Table4.A2" office:value-type="string">
            <text:p text:style-name="P3"><text:user-field-get text:name="py3o.L.bf_cus_memo">連絡人備註</text:user-field-get></text:p>
          </table:table-cell>
        </table:table-row>
        <table:table-row table:style-name="TableLine105553129636608">
          <table:table-cell table:style-name="Table4.A2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row table:style-name="TableLine105553129651968">
          <table:table-cell table:style-name="Table2.A1" office:value-type="string">
            <text:p text:style-name="P20">人員別</text:p>
          </table:table-cell>
          <table:table-cell table:style-name="Table2.A1" office:value-type="string">
            <text:p text:style-name="P21">姓名</text:p>
          </table:table-cell>
          <table:table-cell table:style-name="Table2.A1" office:value-type="string">
            <text:p text:style-name="P22">職稱</text:p>
          </table:table-cell>
          <table:table-cell table:style-name="Table2.A1" office:value-type="string">
            <text:p text:style-name="P23"><text:s text:c="8"/>電話</text:p>
          </table:table-cell>
          <table:table-cell table:style-name="Table2.A1" office:value-type="string">
            <text:p text:style-name="P24">手機</text:p>
          </table:table-cell>
          <table:table-cell table:style-name="Table2.A1" office:value-type="string">
            <text:p text:style-name="P6"><text:s text:c="9"/>EMAIL</text:p>
          </table:table-cell>
          <table:table-cell table:style-name="Table2.G1" office:value-type="string">
            <text:p text:style-name="P25"><text:s text:c="9"/>傳真</text:p>
          </table:table-cell>
        </table:table-row>
        <table:table-row table:style-name="TableLine105553129233152">
          <table:table-cell table:style-name="Table2.A2" table:number-columns-spanned="7" office:value-type="string">
            <text:p text:style-name="Table_20_Contents"><text:a xlink:type="simple" xlink:href="py3o://for=%22P%20in%20o.proj_contact_ids%22" text:style-name="Internet_20_link" text:visited-style-name="Visited_20_Internet_20_Link"><text:span text:style-name="T10">for="P in o.proj_cont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29242368">
          <table:table-cell table:style-name="Table2.A3" office:value-type="string">
            <text:p text:style-name="P3"><text:user-field-get text:name="py3o.P.bf_contacttypename">人員別</text:user-field-get></text:p>
          </table:table-cell>
          <table:table-cell table:style-name="Table2.A3" office:value-type="string">
            <text:p text:style-name="P3"><text:user-field-get text:name="py3o.P.bf_contactname">姓名</text:user-field-get></text:p>
          </table:table-cell>
          <table:table-cell table:style-name="Table2.A3" office:value-type="string">
            <text:p text:style-name="P3"><text:user-field-get text:name="py3o.P.bf_contact_function">職稱</text:user-field-get></text:p>
          </table:table-cell>
          <table:table-cell table:style-name="Table2.A3" office:value-type="string">
            <text:p text:style-name="P3"><text:user-field-get text:name="py3o.P.bf_contact_phone">電話</text:user-field-get></text:p>
          </table:table-cell>
          <table:table-cell table:style-name="Table2.A3" office:value-type="string">
            <text:p text:style-name="P3"><text:user-field-get text:name="py3o.P.bf_contact_mobile">手機</text:user-field-get></text:p>
          </table:table-cell>
          <table:table-cell table:style-name="Table2.A3" office:value-type="string">
            <text:p text:style-name="P3"><text:user-field-get text:name="py3o.P.bf_contact_email">EMAIL</text:user-field-get></text:p>
          </table:table-cell>
          <table:table-cell table:style-name="Table2.A2" office:value-type="string">
            <text:p text:style-name="P3"><text:user-field-get text:name="py3o.P.bf_contact_fax">傳真</text:user-field-get></text:p>
          </table:table-cell>
        </table:table-row>
        <table:table-row table:style-name="TableLine105553129263616">
          <table:table-cell table:style-name="Table2.A2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1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7">1<text:span text:style-name="T3">.專案付款方式: </text:span><text:span text:style-name="T3"><text:user-field-get text:name="py3o.o.bf_proj_pay_type">專案付款方式</text:user-field-ge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">2.付款條件: <text:user-field-get text:name="py3o.o.bf_proj_pay1">付款條件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table:number-columns-spanned="5" office:value-type="string">
            <text:p text:style-name="P7">3<text:span text:style-name="T3">.月結天數: <text:s/></text:span><text:span text:style-name="T3"><text:user-field-get text:name="py3o.o.bf_open_account_day">月結天數</text:user-field-get></text:span><text:span text:style-name="T3"><text:s text:c="3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">4<text:span text:style-name="T4">.結帳日: <text:s/></text:span><text:span text:style-name="T4"><text:user-field-get text:name="py3o.o.bf_acc_close_day1">結帳日</text:user-field-get></text:span><text:span text:style-name="T4"><text:s/></text:span><text:span text:style-name="T3"><text:s text:c="2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table:number-columns-spanned="5" office:value-type="string">
            <text:p text:style-name="P7">5.撥款日: <text:user-field-get text:name="py3o.o.bf_payto_date">撥款日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">6.其他撥款日說明: <text:user-field-get text:name="py3o.o.bf_other_date">其他款日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columns-spanned="5" office:value-type="string">
            <text:p text:style-name="P7">7<text:span text:style-name="T3">.請款方式: </text:span><text:span text:style-name="T3"><text:user-field-get text:name="py3o.o.bf_acc_receivable">請款方式</text:user-field-ge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1" table:number-columns-spanned="5" office:value-type="string">
            <text:p text:style-name="P9"><text:span text:style-name="T14"><text:user-field-get text:name="py3o.o.bf_is_accrec4">現金</text:user-field-get></text:span>(1).現金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9" table:number-columns-spanned="5" office:value-type="string">
            <text:list xml:id="list2005044373" text:style-name="WWNum1">
              <text:list-header>
                <text:p text:style-name="P4"><text:span text:style-name="T14"><text:user-field-get text:name="py3o.o.bf_is_accrec1">郵寄</text:user-field-get></text:span>(2). 郵寄,寄款日: 每月 <text:user-field-get text:name="py3o.o.bf_post_date">郵寄款日</text:user-field-get><text:s/>日, 是否附回郵信封: <text:user-field-get text:name="py3o.o.bf_post_envelop">是否回郵信封</text:user-field-get>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9" table:number-columns-spanned="5" office:value-type="string">
            <text:p text:style-name="P9"><text:span text:style-name="T14"><text:user-field-get text:name="py3o.o.bf_is_accrec2">電匯</text:user-field-get></text:span>(3<text:span text:style-name="T5">).電匯,匯款日: 每月 </text:span><text:span text:style-name="T5"><text:user-field-get text:name="py3o.o.bf_tt_date">電匯每月日期</text:user-field-get></text:span><text:span text:style-name="T5"><text:s/>日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1" office:value-type="string">
            <text:p text:style-name="P26"><text:span text:style-name="T14"><text:user-field-get text:name="py3o.o.bf_is_accrec3">親領</text:user-field-get></text:span>(4<text:span text:style-name="T1">).親領,領款日:每月</text:span><text:span text:style-name="T1"><text:user-field-get text:name="py3o.o.bf_self_receive_date">親領日</text:user-field-get></text:span><text:span text:style-name="T1">日,需攜帶:</text:span></text:p>
          </table:table-cell>
          <table:table-cell table:style-name="Table3.B11" office:value-type="string">
            <text:list xml:id="list3506960005" text:style-name="WWNum2">
              <text:list-header>
                <text:p text:style-name="P12"><text:span text:style-name="T14"><text:user-field-get text:name="py3o.o.bf_is_stamp1">IS無</text:user-field-get></text:span>無</text:p>
              </text:list-header>
            </text:list>
          </table:table-cell>
          <table:table-cell table:style-name="Table3.B11" office:value-type="string">
            <text:p text:style-name="P10"><text:span text:style-name="T14"><text:user-field-get text:name="py3o.o.bf_is_stamp2">IS收款章</text:user-field-get></text:span>收款章</text:p>
          </table:table-cell>
          <table:table-cell table:style-name="Table3.B11" office:value-type="string">
            <text:p text:style-name="P10"><text:span text:style-name="T14"><text:user-field-get text:name="py3o.o.bf_is_stamp3">IS發票章</text:user-field-get></text:span>發票章</text:p>
          </table:table-cell>
          <table:table-cell table:style-name="Table3.E11" office:value-type="string">
            <text:p text:style-name="P11"><text:span text:style-name="T14"><text:user-field-get text:name="py3o.o.bf_is_stamp4">IS大小章</text:user-field-get></text:span>大小章</text:p>
          </table:table-cell>
        </table:table-row>
        <table:table-row table:style-name="Table3.2">
          <table:table-cell table:style-name="Table3.A1" table:number-columns-spanned="5" office:value-type="string">
            <text:p text:style-name="P7">8<text:span text:style-name="T3">.說明 : </text:span><text:span text:style-name="T3"><text:user-field-get text:name="py3o.o.bf_proj_info_desc">說明</text:user-field-ge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table:number-columns-spanned="5" office:value-type="string">
            <text:p text:style-name="P8">9.授信額度: <text:s/><text:user-field-get text:name="py3o.o.bf_creditrulelist">信用條件</text:user-field-get><text:span text:style-name="T5"><text:s/></text:span>元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华文宋体" svg:font-family="华文宋体" style:font-pitch="variable"/>
    <style:font-face style:name="Calibri" svg:font-family="Calibri" style:font-family-generic="roman" style:font-pitch="variable"/>
    <style:font-face style:name="Microsoft JhengHei" svg:font-family="'Microsoft JhengHei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style:contextual-spacing="false"/>
      <style:text-properties style:font-name="Microsoft JhengHei" fo:font-family="'Microsoft JhengHei'" style:font-family-generic="roman" style:font-pitch="variable" fo:font-size="14pt" style:font-name-asian="Microsoft JhengHei1" style:font-family-asian="'Microsoft JhengHei'" style:font-family-generic-asian="system" style:font-pitch-asian="variable" style:font-size-asian="14pt" style:font-name-complex="Microsoft JhengHei1" style:font-family-complex="'Microsoft JhengHe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ListLabel_20_2" style:display-name="ListLabel 2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">
        <style:list-level-properties text:list-level-position-and-space-mode="label-alignment">
          <style:list-level-label-alignment text:label-followed-by="listtab" fo:text-indent="-0.601cm" fo:margin-left="1.762cm"/>
        </style:list-level-properties>
        <style:text-properties style:font-name="Wingdings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01cm" fo:margin-left="1.90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01cm" fo:margin-left="2.05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01cm" fo:margin-left="2.19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01cm" fo:margin-left="2.33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01cm" fo:margin-left="2.4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01cm" fo:margin-left="2.62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01cm" fo:margin-left="2.76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01cm" fo:margin-left="2.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style:font-name="Wingdings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9cm" fo:margin-bottom="0.494cm" fo:margin-left="1.799cm" fo:margin-right="1.764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doo</meta:initial-creator>
    <dc:title>·N‚¥h—È</dc:title>
    <meta:creation-date>2021-10-15T08:18:14</meta:creation-date>
    <dc:date>2021-11-27T12:33:41.241646095</dc:date>
    <meta:editing-duration>PT1H37M53S</meta:editing-duration>
    <meta:generator>LibreOffice/7.0.6.2$MacOSX_X86_64 LibreOffice_project/144abb84a525d8e30c9dbbefa69cbbf2d8d4ae3b</meta:generator>
    <meta:editing-cycles>21</meta:editing-cycles>
    <meta:document-statistic meta:table-count="4" meta:image-count="0" meta:object-count="0" meta:page-count="1" meta:paragraph-count="52" meta:word-count="327" meta:character-count="491" meta:non-whitespace-character-count="410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